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196cm" style:rel-column-width="8459*"/>
    </style:style>
    <style:style style:name="Tabla1.B" style:family="table-column">
      <style:table-column-properties style:column-width="2.778cm" style:rel-column-width="10701*"/>
    </style:style>
    <style:style style:name="Tabla1.C" style:family="table-column">
      <style:table-column-properties style:column-width="1.667cm" style:rel-column-width="6421*"/>
    </style:style>
    <style:style style:name="Tabla1.D" style:family="table-column">
      <style:table-column-properties style:column-width="2.328cm" style:rel-column-width="8969*"/>
    </style:style>
    <style:style style:name="Tabla1.E" style:family="table-column">
      <style:table-column-properties style:column-width="3.493cm" style:rel-column-width="13453*"/>
    </style:style>
    <style:style style:name="Tabla1.F" style:family="table-column">
      <style:table-column-properties style:column-width="4.551cm" style:rel-column-width="17532*"/>
    </style:style>
    <style:style style:name="Tabla1.A1" style:family="table-cell">
      <style:table-cell-properties fo:background-color="#cc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ccff99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4.313cm" style:rel-column-width="16613*"/>
    </style:style>
    <style:style style:name="Tabla2.B" style:family="table-column">
      <style:table-column-properties style:column-width="12.7cm" style:rel-column-width="48922*"/>
    </style:style>
    <style:style style:name="Tabla2.A1" style:family="table-cell">
      <style:table-cell-properties fo:background-color="#cc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ccff99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1.251cm" fo:margin-right="0cm" fo:text-indent="0cm" style:auto-text-indent="false"/>
    </style:style>
    <style:style style:name="P2" style:family="paragraph" style:parent-style-name="Text_20_body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3" style:family="paragraph" style:parent-style-name="Cuerpo_20_de_20_texto_20__28_código_29_">
      <style:paragraph-properties fo:margin-left="1.251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style:font-name="Courier New1" fo:font-size="8pt" style:font-size-asian="8pt" style:font-size-complex="8pt"/>
    </style:style>
    <style:style style:name="P9" style:family="paragraph" style:parent-style-name="Table_20_Contents">
      <style:paragraph-properties fo:text-align="justify" style:justify-single-word="false"/>
      <style:text-properties style:font-name="Courier New1"/>
    </style:style>
    <style:style style:name="P10" style:family="paragraph" style:parent-style-name="Cuerpo_20_de_20_texto_20__28_código_29_">
      <style:paragraph-properties fo:margin-left="2.501cm" fo:margin-right="0cm" fo:text-indent="0cm" style:auto-text-indent="false"/>
      <style:text-properties style:font-name="Courier New1"/>
    </style:style>
    <style:style style:name="P11" style:family="paragraph" style:parent-style-name="Cuerpo_20_de_20_texto_20__28_código_29_" style:list-style-name="L3"/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T1" style:family="text">
      <style:text-properties style:font-name="Courier New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de</text:h>
      <text:p text:style-name="Text_20_body">Es el software que permite a Javascript ser ejecutado en el servidor, desacoplado del navegador.</text:p>
      <text:p text:style-name="Text_20_body">Para ver la versión de Node ejecute:</text:p>
      <text:p text:style-name="P3">node -v</text:p>
      <text:h text:style-name="Heading_20_2" text:outline-level="2">npm</text:h>
      <text:p text:style-name="Text_20_body">Es un administrador de paquetes que se instala junto con Node, en general tiene dos principales responsabilidades, instalar paquetes y manejar dependencias.</text:p>
      <text:h text:style-name="Heading_20_3" text:outline-level="3">Actualización de npm</text:h>
      <text:p text:style-name="P3">npm install npm -g</text:p>
      <text:h text:style-name="Heading_20_3" text:outline-level="3">Ver la ruta de instalación de npm</text:h>
      <text:p text:style-name="P3">npm config get prefix</text:p>
      <text:h text:style-name="Heading_20_3" text:outline-level="3">Instalación de paquetes</text:h>
      <text:p text:style-name="Text_20_body">Existen dos maneras de instalar un paquete, localmente o globalmente. Si quiere depender del paquete en su propio módulo utilizando <text:span text:style-name="T1">requiere</text:span> de Node, entonces la instalación debe ser local; Si quiere utilizar el paquete como un comando ejecutado desde la línea de comandos, entonces la instalación debe ser global.</text:p>
      <text:p text:style-name="P6">Instalación local</text:p>
      <text:p text:style-name="Text_20_body">Un paquete puede ser descargado con el siguiente comando:</text:p>
      <text:p text:style-name="P3">npm install &lt;packageName&gt;</text:p>
      <text:p text:style-name="Text_20_body">Éste creará el directorio <text:span text:style-name="T1">node_modules</text:span> (si no existe todavía), y descargará el paquete a ese directorio.</text:p>
      <text:p text:style-name="Text_20_body">Uso de la bandera <text:span text:style-name="T1">--save</text:span> con <text:span text:style-name="T1">package.json</text:span>: Otra manera de manejar los paquetes localmente es creando el archivo <text:span text:style-name="T1">package.json</text:span>. Si tiene <text:s/>un archivo <text:span text:style-name="T1">package.json </text:span>en el directorio actual y ejecuta <text:span text:style-name="T1">npm install</text:span>, entonces npm buscará las dependencias que están listadas en ese archivo y las descargará.</text:p>
      <text:p text:style-name="Text_20_body">Al utilizar el siguiente comando:</text:p>
      <text:p text:style-name="P3">npm intall &lt;package&gt; --save</text:p>
      <text:p text:style-name="Text_20_body">Descargará el paquete como se ha mencionado anteriormente, pero también adicionará información del paquete en las dependencias del archivo <text:span text:style-name="T1">package.json</text:span>.</text:p>
      <text:p text:style-name="P5">Instlación global</text:p>
      <text:p text:style-name="Text_20_body">Para instalar un paquete globalmente ejecute:</text:p>
      <text:p text:style-name="P3">npm install -g &lt;packageName&gt;</text:p>
      <text:h text:style-name="Heading_20_3" text:outline-level="3">Actualización de paquetes</text:h>
      <text:p text:style-name="P5">Instalación local</text:p>
      <text:p text:style-name="Text_20_body">La actualización de paquetes depende del archivo <text:span text:style-name="T1">package.json,</text:span> es necesario estar en el directorio donde se encuentre este archivo antes de ejecutar el comando.</text:p>
      <text:p text:style-name="P3">npm update</text:p>
      <text:p text:style-name="Text_20_body">El siguiente comando muestra las dependencias que están desactualizadas:</text:p>
      <text:p text:style-name="P3">npm outdated</text:p>
      <text:p text:style-name="P5">Instalación global</text:p>
      <text:p text:style-name="Text_20_body">Ejecute el siguiente comando:</text:p>
      <text:p text:style-name="P3">npm install -g &lt;packageName&gt;</text:p>
      <text:p text:style-name="Text_20_body"><text:soft-page-break/>Para ver cuáles paquetes necesitan ser actualziados ejecute:</text:p>
      <text:p text:style-name="P3">npm outdated -g --depth=0</text:p>
      <text:h text:style-name="Heading_20_3" text:outline-level="3">Desinstalación de paquetes</text:h>
      <text:p text:style-name="P5">Instalación local</text:p>
      <text:p text:style-name="P3">npm unistall &lt;packageName&gt;</text:p>
      <text:p text:style-name="Text_20_body">Para eliminar el paquete de las dependencias del archivo <text:span text:style-name="T1">package.json</text:span> utilice la bandera <text:span text:style-name="T1">--save</text:span>:</text:p>
      <text:p text:style-name="P3">npm unistall –-save &lt;packageName&gt;</text:p>
      <text:p text:style-name="P5">Instalación global</text:p>
      <text:p text:style-name="P3">npm unistall -g &lt;packageName&gt;</text:p>
      <text:h text:style-name="Heading_20_2" text:outline-level="2">Módulos Node.js</text:h>
      <text:p text:style-name="Text_20_body">Los módulos Node.js son un tipo de paquete que puede ser publicado a npm.</text:p>
      <text:p text:style-name="Text_20_body">Se recomienda iniciar con la creación del archivo <text:span text:style-name="T1">package.json</text:span>, puede utilizar el comando:</text:p>
      <text:p text:style-name="P3">npm init</text:p>
      <text:p text:style-name="Text_20_body">Una vez ejecutado se le pedirá información para la creación del archivo, los únicos valores requeridos son el nombre y la versión.</text:p>
      <text:p text:style-name="Text_20_body">La estructura del archivo package.json debe ser similar a:</text:p>
      <text:p text:style-name="P3">{</text:p>
      <text:p text:style-name="P3"><text:s text:c="2"/>"name": "aName",</text:p>
      <text:p text:style-name="P3"><text:s text:c="2"/>"version": "1.0.0",</text:p>
      <text:p text:style-name="P3"><text:s text:c="2"/>"description": "a description",</text:p>
      <text:p text:style-name="P3"><text:s text:c="2"/>"main": "index.js",</text:p>
      <text:p text:style-name="P3"><text:s text:c="2"/>"scripts": {</text:p>
      <text:p text:style-name="P3"><text:s text:c="4"/>"test": "echo \"Error: no test specified\" &amp;&amp; exit 1"</text:p>
      <text:p text:style-name="P3"><text:s text:c="2"/>},</text:p>
      <text:p text:style-name="P3"><text:s text:c="2"/>"author": "an author",</text:p>
      <text:p text:style-name="P3"><text:s text:c="2"/>"license": "ISC",</text:p>
      <text:p text:style-name="P3"><text:s text:c="2"/>"dependencies": {</text:p>
      <text:p text:style-name="P3"><text:s text:c="4"/>"express": "^4.11.1"</text:p>
      <text:p text:style-name="P3"><text:s text:c="2"/>}</text:p>
      <text:p text:style-name="P3">}</text:p>
      <text:p text:style-name="Text_20_body">Después de haber creado el archivo package.json se debe crear el archivo que será cargado cuando se ejecute el módulo (<text:span text:style-name="T1">require</text:span>), por defecto éste archivo es nombrado <text:span text:style-name="T1">index.js</text:span> y se guarda en el campo <text:span text:style-name="T1">main</text:span> de <text:span text:style-name="T1">package.json</text:span>.</text:p>
      <text:p text:style-name="Text_20_body">En ese archivo se puede adicionar una función como propiedad al objeto exports, ésto hará que la función esté habilitada para otro código. Ejemplo:</text:p>
      <text:p text:style-name="P3">exports.printMsg = function() {</text:p>
      <text:p text:style-name="P3"><text:s text:c="2"/>console.log("This is a message from the demo package");</text:p>
      <text:p text:style-name="P3">}</text:p>
      <text:h text:style-name="Heading_20_1" text:outline-level="1">Express</text:h>
      <text:p text:style-name="Text_20_body">Es un framework minimalista y flexible que proporciona un conjunto robusto de características para aplicaciones web y aplicaciones móviles.</text:p>
      <text:p text:style-name="Text_20_body">Para instalar express ejecute el siguiente comando:</text:p>
      <text:p text:style-name="P3">npm install express --save</text:p>
      <text:p text:style-name="Text_20_body">Para instalar express temporalmente y no adicionarlo a la lista de dependencias omita la opción --<text:span text:style-name="T1">save</text:span>.</text:p>
      <text:h text:style-name="Heading_20_3" text:outline-level="3">Generador de aplicaciones de express</text:h>
      <text:p text:style-name="Text_20_body">Express cuenta con un generador de aplicaciones para crear rápidamente esqueletos de aplicaciones, para utilizar esta herramienta es necesario instalar <text:span text:style-name="T1">express-generator</text:span>:</text:p>
      <text:p text:style-name="P3">npm install express-generator -g</text:p>
      <text:p text:style-name="Text_20_body">Note que esta instalación se hace global, es decir que se puede ejecutar éste paquete de <text:soft-page-break/>manera directa en la consola de mandatos.</text:p>
      <text:p text:style-name="Text_20_body">Para crear un esqueleto de aplicación ejecute:</text:p>
      <text:p text:style-name="P3">express &lt;appName&gt;</text:p>
      <text:p text:style-name="Text_20_body">Luego instale las dependencias:</text:p>
      <text:p text:style-name="P3">cd &lt;appName&gt;</text:p>
      <text:p text:style-name="P3">npm install</text:p>
      <text:p text:style-name="Text_20_body">El directorio generado tendrá la siguiente estructura:</text:p>
      <text:p text:style-name="P3">├── app.js</text:p>
      <text:p text:style-name="P3">├── bin</text:p>
      <text:p text:style-name="P3">│ <text:s text:c="2"/>└── www</text:p>
      <text:p text:style-name="P3">├── package.json</text:p>
      <text:p text:style-name="P3">├── public</text:p>
      <text:p text:style-name="P3">│ <text:s text:c="2"/>├── images</text:p>
      <text:p text:style-name="P3">│ <text:s text:c="2"/>├── javascripts</text:p>
      <text:p text:style-name="P3">│ <text:s text:c="2"/>└── stylesheets</text:p>
      <text:p text:style-name="P3">│ <text:s text:c="6"/>└── style.css</text:p>
      <text:p text:style-name="P3">├── routes</text:p>
      <text:p text:style-name="P3">│ <text:s text:c="2"/>├── index.js</text:p>
      <text:p text:style-name="P3">│ <text:s text:c="2"/>└── users.js</text:p>
      <text:p text:style-name="P3">└── views</text:p>
      <text:p text:style-name="P3"><text:s text:c="4"/>├── error.jade</text:p>
      <text:p text:style-name="P3"><text:s text:c="4"/>├── index.jade</text:p>
      <text:p text:style-name="P3"><text:s text:c="4"/>└── layout.jade</text:p>
      <text:h text:style-name="Heading_20_2" text:outline-level="2">Enrutamiento</text:h>
      <text:h text:style-name="Heading_20_3" text:outline-level="3">Partes de una URL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Table_20_Contents">Protocolo</text:p>
          </table:table-cell>
          <table:table-cell table:style-name="Tabla1.A1" office:value-type="string">
            <text:p text:style-name="Table_20_Contents">Host</text:p>
          </table:table-cell>
          <table:table-cell table:style-name="Tabla1.A1" office:value-type="string">
            <text:p text:style-name="Table_20_Contents">Port</text:p>
          </table:table-cell>
          <table:table-cell table:style-name="Tabla1.A1" office:value-type="string">
            <text:p text:style-name="Table_20_Contents">Path</text:p>
          </table:table-cell>
          <table:table-cell table:style-name="Tabla1.A1" office:value-type="string">
            <text:p text:style-name="Table_20_Contents">Querystring</text:p>
          </table:table-cell>
          <table:table-cell table:style-name="Tabla1.F1" office:value-type="string">
            <text:p text:style-name="Table_20_Contents">Fragmento</text:p>
          </table:table-cell>
        </table:table-row>
        <table:table-row>
          <table:table-cell table:style-name="Tabla1.A2" office:value-type="string">
            <text:p text:style-name="P8">http://</text:p>
          </table:table-cell>
          <table:table-cell table:style-name="Tabla1.A2" office:value-type="string">
            <text:p text:style-name="P8">localhost</text:p>
          </table:table-cell>
          <table:table-cell table:style-name="Tabla1.A2" office:value-type="string">
            <text:p text:style-name="P8">:3000</text:p>
          </table:table-cell>
          <table:table-cell table:style-name="Tabla1.A2" office:value-type="string">
            <text:p text:style-name="P8">/about</text:p>
          </table:table-cell>
          <table:table-cell table:style-name="Tabla1.A2" office:value-type="string">
            <text:p text:style-name="P8">?test=1</text:p>
          </table:table-cell>
          <table:table-cell table:style-name="Tabla1.F2" office:value-type="string">
            <text:p text:style-name="P8">#history</text:p>
          </table:table-cell>
        </table:table-row>
        <table:table-row>
          <table:table-cell table:style-name="Tabla1.A2" office:value-type="string">
            <text:p text:style-name="P8">http://</text:p>
          </table:table-cell>
          <table:table-cell table:style-name="Tabla1.A2" office:value-type="string">
            <text:p text:style-name="P8">www.bing.com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>/search</text:p>
          </table:table-cell>
          <table:table-cell table:style-name="Tabla1.A2" office:value-type="string">
            <text:p text:style-name="P8">?q=grunt&amp;first=9</text:p>
          </table:table-cell>
          <table:table-cell table:style-name="Tabla1.F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>https://</text:p>
          </table:table-cell>
          <table:table-cell table:style-name="Tabla1.A2" office:value-type="string">
            <text:p text:style-name="P8">google.com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>/</text:p>
          </table:table-cell>
          <table:table-cell table:style-name="Tabla1.A2" office:value-type="string">
            <text:p text:style-name="P8"/>
          </table:table-cell>
          <table:table-cell table:style-name="Tabla1.F2" office:value-type="string">
            <text:p text:style-name="P8">#q=express</text:p>
          </table:table-cell>
        </table:table-row>
      </table:table>
      <text:p text:style-name="Text_20_body"/>
      <text:p text:style-name="Text_20_body">El enrutamiento se refiere a la definición de endpoints (URIs) en una aplicación y cómo responder a las peticiones del cliente. El enrutamiento es una combinación de una URI, un método de petición (<text:span text:style-name="T1">GET</text:span>, <text:span text:style-name="T1">POST</text:span>, …) y uno o más manejadores para el endpoint.</text:p>
      <text:p text:style-name="Text_20_body">La estructura es:</text:p>
      <text:p text:style-name="P3">app.METHOD(path, [callback...], callback);</text:p>
      <text:p text:style-name="Text_20_body">Donde <text:span text:style-name="T1">app</text:span> es una instancia de express, <text:span text:style-name="T1">METHOD</text:span> en un método de petición HTTP, <text:span text:style-name="T1">path</text:span> es una ruta en el servidor y <text:span text:style-name="T1">callback</text:span> es la función ejecutada cuando el enrutamiento coincide. El siguiente ejemplo muestra una enrutación básica:</text:p>
      <text:p text:style-name="P3">var express = require('express')</text:p>
      <text:p text:style-name="P3">var app = express()</text:p>
      <text:p text:style-name="P3"/>
      <text:p text:style-name="P3">// respond with "hello world" when a GET request is made to the homepage</text:p>
      <text:p text:style-name="P3">app.get('/', function(req, res) {</text:p>
      <text:p text:style-name="P3"><text:s text:c="2"/>res.send('hello world')</text:p>
      <text:p text:style-name="P3">})</text:p>
      <text:h text:style-name="Heading_20_3" text:outline-level="3">Métodos de enrutamiento</text:h>
      <text:p text:style-name="Text_20_body">Se derivan de los métodos HTTP y son agregados a una instancia de express. Express soporta los siguientes métodos HTTP:</text:p>
      <text:p text:style-name="P3">get, post, put, head, delete, options, trace, copy, lock, mkcol, move, purge, propfind, proppatch, unlock, report, mkactivity, checkout, merge, m-search, notify, subscribe, unsubscribe, patch, search, connect</text:p>
      <text:p text:style-name="P2">Para utilizar lo métodos que para javascript son nombres inválidos utilice la notación</text:p>
      <text:p text:style-name="P10">app['methodName']('path', function …)</text:p>
      <text:p text:style-name="Text_20_body">Existe un método especial para enrutar, <text:span text:style-name="T1">app.all()</text:span>, el cual no deriva de ningún método HTTP, se utiliza para cargar <text:span text:style-name="T3">middleware</text:span> en un path para todos los métodos de petición:</text:p>
      <text:p text:style-name="P3">app.all('/secret', function (req, res, next) {</text:p>
      <text:p text:style-name="P3"><text:soft-page-break/><text:s text:c="2"/>console.log('Accessing the secret section ...')</text:p>
      <text:p text:style-name="P3"><text:s text:c="2"/>next() // pass control to the next handler</text:p>
      <text:p text:style-name="P3">})</text:p>
      <text:h text:style-name="Heading_20_3" text:outline-level="3">Manejadores de enrutamiento</text:h>
      <text:p text:style-name="Text_20_body">Se pueden proporcionar múltiples funciones <text:span text:style-name="T2">callback</text:span> que se comporten tal como un <text:span text:style-name="T2">middleware</text:span> para manejar una petición. La única excepción es que estos callbacks deben invocar <text:span text:style-name="T1">next('route')</text:span> para ejecutar los callback(s) faltantes.</text:p>
      <text:p text:style-name="Text_20_body">Los manejadores de enrutamiento pueden venir en forma de función, un arreglo de funciones, o varias combinaciones de ambas, ejemplos:</text:p>
      <text:p text:style-name="Text_20_body">Utilizando una sola función callback:</text:p>
      <text:p text:style-name="P3">app.get('/example/a', function (req, res) {</text:p>
      <text:p text:style-name="P3"><text:s text:c="2"/>res.send('Hello from A!')</text:p>
      <text:p text:style-name="P3">})</text:p>
      <text:p text:style-name="Text_20_body">Utilizando una o más funciones callback (asegúrese de especificar el objecto <text:span text:style-name="T1">next</text:span>):</text:p>
      <text:p text:style-name="P3">app.get('/example/b', function (req, res, next) {</text:p>
      <text:p text:style-name="P3"><text:s text:c="2"/>console.log('response will be sent by the next function ...')</text:p>
      <text:p text:style-name="P3"><text:s text:c="2"/>next()</text:p>
      <text:p text:style-name="P3">}, function (req, res) {</text:p>
      <text:p text:style-name="P3"><text:s text:c="2"/>res.send('Hello from B!')</text:p>
      <text:p text:style-name="P3">})</text:p>
      <text:p text:style-name="Text_20_body">Utilizando un arreglo de funciones callback:</text:p>
      <text:p text:style-name="P3">var cb0 = function (req, res, next) {</text:p>
      <text:p text:style-name="P3"><text:s text:c="2"/>console.log('CB0')</text:p>
      <text:p text:style-name="P3"><text:s text:c="2"/>next()</text:p>
      <text:p text:style-name="P3">}</text:p>
      <text:p text:style-name="P3"/>
      <text:p text:style-name="P3">var cb1 = function (req, res, next) {</text:p>
      <text:p text:style-name="P3"><text:s text:c="2"/>console.log('CB1')</text:p>
      <text:p text:style-name="P3"><text:s text:c="2"/>next()</text:p>
      <text:p text:style-name="P3">}</text:p>
      <text:p text:style-name="P3"/>
      <text:p text:style-name="P3">var cb2 = function (req, res) {</text:p>
      <text:p text:style-name="P3"><text:s text:c="2"/>res.send('Hello from C!')</text:p>
      <text:p text:style-name="P3">}</text:p>
      <text:p text:style-name="P3"/>
      <text:p text:style-name="P3">app.get('/example/c', [cb0, cb1, cb2])</text:p>
      <text:p text:style-name="Text_20_body">Utilizando una combinación de arrelgos y funciones independientes:</text:p>
      <text:p text:style-name="P3">var cb0 = function (req, res, next) {</text:p>
      <text:p text:style-name="P3"><text:s text:c="2"/>console.log('CB0')</text:p>
      <text:p text:style-name="P3"><text:s text:c="2"/>next()</text:p>
      <text:p text:style-name="P3">}</text:p>
      <text:p text:style-name="P3"/>
      <text:p text:style-name="P3">var cb1 = function (req, res, next) {</text:p>
      <text:p text:style-name="P3"><text:s text:c="2"/>console.log('CB1')</text:p>
      <text:p text:style-name="P3"><text:s text:c="2"/>next()</text:p>
      <text:p text:style-name="P3">}</text:p>
      <text:p text:style-name="P3"/>
      <text:p text:style-name="P3">app.get('/example/d', [cb0, cb1], function (req, res, next) {</text:p>
      <text:p text:style-name="P3"><text:s text:c="2"/>console.log('response will be sent by the next function ...')</text:p>
      <text:p text:style-name="P3"><text:s text:c="2"/>next()</text:p>
      <text:p text:style-name="P3">}, function (req, res) {</text:p>
      <text:p text:style-name="P3"><text:s text:c="2"/>res.send('Hello from D!')</text:p>
      <text:p text:style-name="P3">})</text:p>
      <text:h text:style-name="Heading_20_3" text:outline-level="3">Métodos de respuesta</text:h>
      <text:p text:style-name="Text_20_body">Los métodos en el objeto de respuesta (<text:span text:style-name="T1">res</text:span>) de la siguiente tabla pueden enviar una respuesta al cliente y terminar el ciclo petición-respuesta. Si ninguno de ellos es llamado desde un manejador de enrutamiento, la petición del cliente quedará pendiente.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Método</text:p>
          </table:table-cell>
          <table:table-cell table:style-name="Tabla2.B1" office:value-type="string">
            <text:p text:style-name="P7">Descripción</text:p>
          </table:table-cell>
        </table:table-row>
        <table:table-row>
          <table:table-cell table:style-name="Tabla2.A2" office:value-type="string">
            <text:p text:style-name="P9">res.download()</text:p>
          </table:table-cell>
          <table:table-cell table:style-name="Tabla2.B2" office:value-type="string">
            <text:p text:style-name="P7">Envía un aviso de descarga de archivo.</text:p>
          </table:table-cell>
        </table:table-row>
        <table:table-row>
          <table:table-cell table:style-name="Tabla2.A2" office:value-type="string">
            <text:p text:style-name="P9">res.end()</text:p>
          </table:table-cell>
          <table:table-cell table:style-name="Tabla2.B2" office:value-type="string">
            <text:p text:style-name="P7">Termina el proceso de respuesta.</text:p>
          </table:table-cell>
        </table:table-row>
        <table:table-row>
          <table:table-cell table:style-name="Tabla2.A2" office:value-type="string">
            <text:p text:style-name="P9">res.json()</text:p>
          </table:table-cell>
          <table:table-cell table:style-name="Tabla2.B2" office:value-type="string">
            <text:p text:style-name="P7">Envía una respuesta JSON.</text:p>
          </table:table-cell>
        </table:table-row>
        <text:soft-page-break/>
        <table:table-row>
          <table:table-cell table:style-name="Tabla2.A2" office:value-type="string">
            <text:p text:style-name="P9">res.jsonp()</text:p>
          </table:table-cell>
          <table:table-cell table:style-name="Tabla2.B2" office:value-type="string">
            <text:p text:style-name="P7">Envía una respuesta JSON con soporte a JSONP.</text:p>
          </table:table-cell>
        </table:table-row>
        <table:table-row>
          <table:table-cell table:style-name="Tabla2.A2" office:value-type="string">
            <text:p text:style-name="P9">res.redirect()</text:p>
          </table:table-cell>
          <table:table-cell table:style-name="Tabla2.B2" office:value-type="string">
            <text:p text:style-name="P7">Redirecciona la petición.</text:p>
          </table:table-cell>
        </table:table-row>
        <table:table-row>
          <table:table-cell table:style-name="Tabla2.A2" office:value-type="string">
            <text:p text:style-name="P9">res.render()</text:p>
          </table:table-cell>
          <table:table-cell table:style-name="Tabla2.B2" office:value-type="string">
            <text:p text:style-name="P7">Presenta una <text:span text:style-name="T2">view template</text:span>.</text:p>
          </table:table-cell>
        </table:table-row>
        <table:table-row>
          <table:table-cell table:style-name="Tabla2.A2" office:value-type="string">
            <text:p text:style-name="P9">res.send()</text:p>
          </table:table-cell>
          <table:table-cell table:style-name="Tabla2.B2" office:value-type="string">
            <text:p text:style-name="P7">Envía una respuesta de varios tipos.</text:p>
          </table:table-cell>
        </table:table-row>
        <table:table-row>
          <table:table-cell table:style-name="Tabla2.A2" office:value-type="string">
            <text:p text:style-name="P9">res.sendFile()</text:p>
          </table:table-cell>
          <table:table-cell table:style-name="Tabla2.B2" office:value-type="string">
            <text:p text:style-name="P7">Envía un archivo como un <text:span text:style-name="T2">stream </text:span>octeto.</text:p>
          </table:table-cell>
        </table:table-row>
        <table:table-row>
          <table:table-cell table:style-name="Tabla2.A2" office:value-type="string">
            <text:p text:style-name="P9">res.sendStatus()</text:p>
          </table:table-cell>
          <table:table-cell table:style-name="Tabla2.B2" office:value-type="string">
            <text:p text:style-name="P7">Establece el código de estado de la respuesta y envía su representación en string como el cuerpo de la respuesta.</text:p>
          </table:table-cell>
        </table:table-row>
      </table:table>
      <text:h text:style-name="Heading_20_3" text:outline-level="3">app.route()</text:h>
      <text:p text:style-name="Text_20_body">Se pueden crear manejadores de enrutamiento en cadena para un path utilizando <text:span text:style-name="T1">app.route()</text:span>. El path es especificado en una sola parte, ésto ayuda a crear enrutamientos modulares y reducir la redundancia, ejemplo:</text:p>
      <text:p text:style-name="P3">app.route('/book')</text:p>
      <text:p text:style-name="P3"><text:s text:c="2"/>.get(function(req, res) {</text:p>
      <text:p text:style-name="P3"><text:s text:c="4"/>res.send('Get a random book');</text:p>
      <text:p text:style-name="P3"><text:s text:c="2"/>})</text:p>
      <text:p text:style-name="P3"><text:s text:c="2"/>.post(function(req, res) {</text:p>
      <text:p text:style-name="P3"><text:s text:c="4"/>res.send('Add a book');</text:p>
      <text:p text:style-name="P3"><text:s text:c="2"/>})</text:p>
      <text:p text:style-name="P3"><text:s text:c="2"/>.put(function(req, res) {</text:p>
      <text:p text:style-name="P3"><text:s text:c="4"/>res.send('Update the book');</text:p>
      <text:p text:style-name="P3"><text:s text:c="2"/>})</text:p>
      <text:h text:style-name="Heading_20_3" text:outline-level="3">express.Router</text:h>
      <text:p text:style-name="Text_20_body">La clase <text:span text:style-name="T1">express.Router</text:span> puede ser utilizada para crear enrutadores modulares “montables”. Una instancia de <text:span text:style-name="T1">Router</text:span> es un middleware completo y sistema de enrutamiento, por esta razón se le relaciona como una mini-aplicación.</text:p>
      <text:p text:style-name="Text_20_body">El siguiente ejemplo crea un enrutador como un módulo, carga un middleware en él, define algunas reglas y se establece en un path en la aplicación principal.</text:p>
      <text:p text:style-name="Text_20_body">Cree un archivo enrutador llamado <text:span text:style-name="T1">birds.js</text:span> en el directorio de la aplicación con el siguiente contenido:</text:p>
      <text:p text:style-name="P3">var express = require('express');</text:p>
      <text:p text:style-name="P3">var router = express.Router();</text:p>
      <text:p text:style-name="P3"/>
      <text:p text:style-name="P3">// middleware specific to this router</text:p>
      <text:p text:style-name="P3">router.use(function timeLog(req, res, next) {</text:p>
      <text:p text:style-name="P3"><text:s text:c="2"/>console.log('Time: ', Date.now());</text:p>
      <text:p text:style-name="P3"><text:s text:c="2"/>next();</text:p>
      <text:p text:style-name="P3">})</text:p>
      <text:p text:style-name="P3">// define the home page route</text:p>
      <text:p text:style-name="P3">router.get('/', function(req, res) {</text:p>
      <text:p text:style-name="P3"><text:s text:c="2"/>res.send('Birds home page');</text:p>
      <text:p text:style-name="P3">})</text:p>
      <text:p text:style-name="P3">// define the about route</text:p>
      <text:p text:style-name="P3">router.get('/about', function(req, res) {</text:p>
      <text:p text:style-name="P3"><text:s text:c="2"/>res.send('About birds');</text:p>
      <text:p text:style-name="P3">})</text:p>
      <text:p text:style-name="P3"/>
      <text:p text:style-name="P3">module.exports = router;</text:p>
      <text:p text:style-name="Text_20_body">Para cargarlo en la aplicación principal:</text:p>
      <text:p text:style-name="P3">var birds = require('./birds');</text:p>
      <text:p text:style-name="P3">...</text:p>
      <text:p text:style-name="P3">app.use('/birds', birds);</text:p>
      <text:p text:style-name="Text_20_body">La aplicación ahora podrá manejar peticiones a <text:span text:style-name="T1">/birds</text:span> y <text:span text:style-name="T1">/birds/about</text:span>, llamando al middleware <text:span text:style-name="T1">timeLog </text:span>específico a la <text:s/>ruta.</text:p>
      <text:h text:style-name="Heading_20_2" text:outline-level="2">Middleware</text:h>
      <text:p text:style-name="Text_20_body">Una aplicación realizada en express es, escensialmente, una serie de llamados a middlewares.</text:p>
      <text:p text:style-name="Text_20_body">Middleware es una función con acceso a los objetos de petición (<text:span text:style-name="T1">req</text:span>), respuesta (<text:span text:style-name="T1">res</text:span>) y el <text:soft-page-break/>siguiente middleware en el ciclo de petición-respuesta de una aplicación Express, generalmente denotada por una variable llamada <text:span text:style-name="T1">next</text:span>. Los Middleware pueden:</text:p>
      <text:list xml:id="list210410320054151315" text:style-name="L1">
        <text:list-item>
          <text:p text:style-name="P12">Ejecutar cualquier código.</text:p>
        </text:list-item>
        <text:list-item>
          <text:p text:style-name="P12">Hace cambios a los objetos de petición y respuesta.</text:p>
        </text:list-item>
        <text:list-item>
          <text:p text:style-name="P12">Finalizar el ciclo de petición-respuesta.</text:p>
        </text:list-item>
        <text:list-item>
          <text:p text:style-name="P12">Llamar al siguiente middleware en la cola.</text:p>
        </text:list-item>
      </text:list>
      <text:p text:style-name="Text_20_body">Si el middleware actual no finaliza el ciclo petición-respuesta, éste debe llamar a <text:span text:style-name="T1">next()</text:span> para pasar el control al siguiente middleware, de otra manera la petición no tendrá manejo.</text:p>
      <text:p text:style-name="Text_20_body">Con un 'mount path' opcional, un middleware puede ser cargado a nivel de aplicación o a nivel de router. También, una serie de funciones middleware puede ser cargada junta, creando una sub-cola del sistema de middleware en un 'mount point'.</text:p>
      <text:p text:style-name="Text_20_body">Una aplicación Express puede utilizar los siguientes tipos de middleware:</text:p>
      <text:list xml:id="list67745895636671439" text:style-name="L2">
        <text:list-item>
          <text:p text:style-name="P13">Application-level.</text:p>
        </text:list-item>
        <text:list-item>
          <text:p text:style-name="P13">Router-level.</text:p>
        </text:list-item>
        <text:list-item>
          <text:p text:style-name="P13">Built-in.</text:p>
        </text:list-item>
        <text:list-item>
          <text:p text:style-name="P13">Third-party.</text:p>
        </text:list-item>
      </text:list>
      <text:h text:style-name="Heading_20_3" text:outline-level="3">Application-level</text:h>
      <text:p text:style-name="Text_20_body">Un middleware a nivel de aplicación está enlazado a una instancia de Express, utilizando <text:span text:style-name="T1">app.use()</text:span> y <text:span text:style-name="T1">app.VERB()</text:span>.</text:p>
      <text:p text:style-name="P3">var app = express();</text:p>
      <text:p text:style-name="P3"/>
      <text:p text:style-name="P3">// a middleware with no mount path; gets executed for every request to the app</text:p>
      <text:p text:style-name="P3">app.use(function (req, res, next) {</text:p>
      <text:p text:style-name="P3"><text:s text:c="2"/>console.log('Time:', Date.now());</text:p>
      <text:p text:style-name="P3"><text:s text:c="2"/>next();</text:p>
      <text:p text:style-name="P3">});</text:p>
      <text:p text:style-name="P3"/>
      <text:p text:style-name="P3">// a middleware mounted on /user/:id; will be executed for any type of HTTP request to /user/:id</text:p>
      <text:p text:style-name="P3">app.use('/user/:id', function (req, res, next) {</text:p>
      <text:p text:style-name="P3"><text:s text:c="2"/>console.log('Request Type:', req.method);</text:p>
      <text:p text:style-name="P3"><text:s text:c="2"/>next();</text:p>
      <text:p text:style-name="P3">});</text:p>
      <text:p text:style-name="P3"/>
      <text:p text:style-name="P3">// a route and its handler function (middleware system) which handles GET requests to /user/:id</text:p>
      <text:p text:style-name="P3">app.get('/user/:id', function (req, res, next) {</text:p>
      <text:p text:style-name="P3"><text:s text:c="2"/>res.send('USER');</text:p>
      <text:p text:style-name="P3">});</text:p>
      <text:p text:style-name="Text_20_body">El siguiente es un ejemplo de una serie de middlewares en un 'mount point' con un 'mount path'.</text:p>
      <text:p text:style-name="P3">// a middleware sub-stack which prints request info for any type of HTTP request to /user/:id</text:p>
      <text:p text:style-name="P3">app.use('/user/:id', function(req, res, next) {</text:p>
      <text:p text:style-name="P3"><text:s text:c="2"/>console.log('Request URL:', req.originalUrl);</text:p>
      <text:p text:style-name="P3"><text:s text:c="2"/>next();</text:p>
      <text:p text:style-name="P3">}, function (req, res, next) {</text:p>
      <text:p text:style-name="P3"><text:s text:c="2"/>console.log('Request Type:', req.method);</text:p>
      <text:p text:style-name="P3"><text:s text:c="2"/>next();</text:p>
      <text:p text:style-name="P3">});</text:p>
      <text:p text:style-name="Text_20_body">Es posible definir múltiples enrutamientos para un mismo path. En el siguiente ejemplo, dos enrutadores son definidos para las peticiones GET a /user/:id. El segundo enrutador no causará ningún problema, sin embargo éste nunca se llamará, porque el primer enrutador termina el ciclo petición-respuesta.</text:p>
      <text:p text:style-name="P3">// a middleware sub-stack which handles GET requests to /user/:id</text:p>
      <text:p text:style-name="P3">app.get('/user/:id', function (req, res, next) {</text:p>
      <text:p text:style-name="P3"><text:s text:c="2"/>console.log('ID:', req.params.id);</text:p>
      <text:p text:style-name="P3"><text:s text:c="2"/>next();</text:p>
      <text:p text:style-name="P3">}, function (req, res, next) {</text:p>
      <text:p text:style-name="P3"><text:s text:c="2"/>res.send('User Info');</text:p>
      <text:p text:style-name="P3"><text:soft-page-break/>});</text:p>
      <text:p text:style-name="P3"/>
      <text:p text:style-name="P3">// handler for /user/:id which prints the user id</text:p>
      <text:p text:style-name="P3">app.get('/user/:id', function (req, res, next) {</text:p>
      <text:p text:style-name="P3"><text:s text:c="2"/>res.end(req.params.id);</text:p>
      <text:p text:style-name="P3">});</text:p>
      <text:p text:style-name="Text_20_body">Si necesita omitir el resto del middleware de una cola de enrutadores, llame <text:span text:style-name="T1">next('route')</text:span> para pasar el control al siguiente enrutador, Nota: <text:span text:style-name="T1">next('route')</text:span> funcionará solamente en un middleware cargado utilizando <text:span text:style-name="T1">app.VERB()</text:span> o <text:span text:style-name="T1">router.VERB()</text:span>.</text:p>
      <text:p text:style-name="P3">// a middleware sub-stack which handles GET requests to /user/:id</text:p>
      <text:p text:style-name="P3">app.get('/user/:id', function (req, res, next) {</text:p>
      <text:p text:style-name="P3"><text:s text:c="2"/>// if user id is 0, skip to the next route</text:p>
      <text:p text:style-name="P3"><text:s text:c="2"/>if (req.params.id == 0) next('route');</text:p>
      <text:p text:style-name="P3"><text:s text:c="2"/>// else pass the control to the next middleware in this stack</text:p>
      <text:p text:style-name="P3"><text:s text:c="2"/>else next(); // </text:p>
      <text:p text:style-name="P3">}, function (req, res, next) {</text:p>
      <text:p text:style-name="P3"><text:s text:c="2"/>// render a regular page</text:p>
      <text:p text:style-name="P3"><text:s text:c="2"/>res.render('regular');</text:p>
      <text:p text:style-name="P3">});</text:p>
      <text:p text:style-name="P3"/>
      <text:p text:style-name="P3">// handler for /user/:id which renders a special page</text:p>
      <text:p text:style-name="P3">app.get('/user/:id', function (req, res, next) {</text:p>
      <text:p text:style-name="P3"><text:s text:c="2"/>res.render('special');</text:p>
      <text:p text:style-name="P3">});</text:p>
      <text:h text:style-name="Heading_20_3" text:outline-level="3">Router-level</text:h>
      <text:p text:style-name="Text_20_body">Un middleware a nivel de enrutador funciona como uno a nivel de aplicación excepto a que éstos están enlazados a una instancia de <text:span text:style-name="T1">express.Router()</text:span>.</text:p>
      <text:p text:style-name="P3">var router = express.Router();</text:p>
      <text:p text:style-name="Text_20_body">El middleware a nivel de enrutador es cargado utlizando <text:span text:style-name="T1">router.use()</text:span> y <text:span text:style-name="T1">router.VERB()</text:span>.</text:p>
      <text:p text:style-name="Text_20_body">El sistema de middleware creado a nivel de aplicación en el ejemplo de arriba puede ser replicado a nivel de enrutador utilizando el siguiente código.</text:p>
      <text:p text:style-name="P3">var app = express();</text:p>
      <text:p text:style-name="P3">var router = express.Router();</text:p>
      <text:p text:style-name="P3"/>
      <text:p text:style-name="P3">// a middleware with no mount path, gets executed for every request to the router</text:p>
      <text:p text:style-name="P3">router.use(function (req, res, next) {</text:p>
      <text:p text:style-name="P3"><text:s text:c="2"/>console.log('Time:', Date.now());</text:p>
      <text:p text:style-name="P3"><text:s text:c="2"/>next();</text:p>
      <text:p text:style-name="P3">});</text:p>
      <text:p text:style-name="P3"/>
      <text:p text:style-name="P3">// a middleware sub-stack shows request info for any type of HTTP request to /user/:id</text:p>
      <text:p text:style-name="P3">router.use('/user/:id', function(req, res, next) {</text:p>
      <text:p text:style-name="P3"><text:s text:c="2"/>console.log('Request URL:', req.originalUrl);</text:p>
      <text:p text:style-name="P3"><text:s text:c="2"/>next();</text:p>
      <text:p text:style-name="P3">}, function (req, res, next) {</text:p>
      <text:p text:style-name="P3"><text:s text:c="2"/>console.log('Request Type:', req.method);</text:p>
      <text:p text:style-name="P3"><text:s text:c="2"/>next();</text:p>
      <text:p text:style-name="P3">});</text:p>
      <text:p text:style-name="P3"/>
      <text:p text:style-name="P3">// a middleware sub-stack which handles GET requests to /user/:id</text:p>
      <text:p text:style-name="P3">router.get('/user/:id', function (req, res, next) {</text:p>
      <text:p text:style-name="P3"><text:s text:c="2"/>// if user id is 0, skip to the next router</text:p>
      <text:p text:style-name="P3"><text:s text:c="2"/>if (req.params.id == 0) next('route');</text:p>
      <text:p text:style-name="P3"><text:s text:c="2"/>// else pass the control to the next middleware in this stack</text:p>
      <text:p text:style-name="P3"><text:s text:c="2"/>else next(); // </text:p>
      <text:p text:style-name="P3">}, function (req, res, next) {</text:p>
      <text:p text:style-name="P3"><text:s text:c="2"/>// render a regular page</text:p>
      <text:p text:style-name="P3"><text:s text:c="2"/>res.render('regular');</text:p>
      <text:p text:style-name="P3">});</text:p>
      <text:p text:style-name="P3"/>
      <text:p text:style-name="P3">// handler for /user/:id which renders a special page</text:p>
      <text:p text:style-name="P3">router.get('/user/:id', function (req, res, next) {</text:p>
      <text:p text:style-name="P3"><text:s text:c="2"/>console.log(req.params.id);</text:p>
      <text:p text:style-name="P3"><text:s text:c="2"/>res.render('special');</text:p>
      <text:p text:style-name="P3">});</text:p>
      <text:p text:style-name="P3"/>
      <text:p text:style-name="P3">// mount the router on the app</text:p>
      <text:p text:style-name="P3">app.use('/', router);</text:p>
      <text:h text:style-name="Heading_20_3" text:outline-level="3"><text:soft-page-break/>Built-in</text:h>
      <text:p text:style-name="Text_20_body">express.static</text:p>
      <text:h text:style-name="Heading_20_3" text:outline-level="3">Third-party</text:h>
      <text:p text:style-name="Text_20_body">Middlewares que pueden creados por terceros, que pueden ser utilizados a nivel de aplicación o a nivel de enrutador.</text:p>
      <text:h text:style-name="Heading_20_2" text:outline-level="2">Manejo de errores</text:h>
      <text:p text:style-name="Text_20_body">El manejo de errores se puede definir como otro middleware, excepto que éste cargará cuatro argumentos en vez de tres, específicamente con la firma <text:span text:style-name="T1">(err, req, res, next)</text:span>.</text:p>
      <text:p text:style-name="P3">app.use(function(err, req, res, next){</text:p>
      <text:p text:style-name="P3"><text:s text:c="2"/>console.error(err.stack);</text:p>
      <text:p text:style-name="P3"><text:s text:c="2"/>res.status(500).send('Something broke!');</text:p>
      <text:p text:style-name="P3">});</text:p>
      <text:p text:style-name="Text_20_body">Los middleware para el manejo de errores se definen al final, después de otros <text:span text:style-name="T1">app.use()</text:span> y llamados a enrutamientos. Ej:</text:p>
      <text:p text:style-name="P3">var bodyParser = require('body-parser');</text:p>
      <text:p text:style-name="P3">var methodOverride = require('method-override');</text:p>
      <text:p text:style-name="P3"/>
      <text:p text:style-name="P3">app.use(bodyParser());</text:p>
      <text:p text:style-name="P3">app.use(methodOverride());</text:p>
      <text:p text:style-name="P3">app.use(function(err, req, res, next){</text:p>
      <text:p text:style-name="P3"><text:s text:c="2"/>// logic</text:p>
      <text:p text:style-name="P3">});</text:p>
      <text:p text:style-name="Text_20_body">Las respuestas que vienen de un middleware son completamente arbitrarias. Es posible que desee responder con una página de error HTML, un mensaje o una cadena JSON.</text:p>
      <text:p text:style-name="Text_20_body">Para propósitos organizacionales (y frameworks de alto nivel) puede definir varios error-handler middleware. Por ejemplo, suponga que quiere definier un error-handler para las peticiones hechas via XHR y aquellas que no, puede hacer:</text:p>
      <text:p text:style-name="P3">var bodyParser = require('body-parser');</text:p>
      <text:p text:style-name="P3">var methodOverride = require('method-override');</text:p>
      <text:p text:style-name="P3"/>
      <text:p text:style-name="P3">app.use(bodyParser());</text:p>
      <text:p text:style-name="P3">app.use(methodOverride());</text:p>
      <text:p text:style-name="P3">app.use(logErrors);</text:p>
      <text:p text:style-name="P3">app.use(clientErrorHandler);</text:p>
      <text:p text:style-name="P3">app.use(errorHandler);</text:p>
      <text:p text:style-name="Text_20_body">Donde <text:span text:style-name="T1">logErrors</text:span>, el más genérico, puede escribir información del error:</text:p>
      <text:p text:style-name="P3">function logErrors(err, req, res, next) {</text:p>
      <text:p text:style-name="P3"><text:s text:c="2"/>console.error(err.stack);</text:p>
      <text:p text:style-name="P3"><text:s text:c="2"/>next(err);</text:p>
      <text:p text:style-name="P3">}</text:p>
      <text:p text:style-name="Text_20_body">Donde <text:span text:style-name="T1">clientErrorHandler</text:span> es definido como (note que el error se pasa explícitamente):</text:p>
      <text:p text:style-name="P3">function clientErrorHandler(err, req, res, next) {</text:p>
      <text:p text:style-name="P3"><text:s text:c="2"/>if (req.xhr) {</text:p>
      <text:p text:style-name="P3"><text:s text:c="4"/>res.status(500).send({ error: 'Something blew up!' });</text:p>
      <text:p text:style-name="P3"><text:s text:c="2"/>} else {</text:p>
      <text:p text:style-name="P3"><text:s text:c="4"/>next(err);</text:p>
      <text:p text:style-name="P3"><text:s text:c="2"/>}</text:p>
      <text:p text:style-name="P3">}</text:p>
      <text:p text:style-name="Text_20_body">La implementación de errorHandler puede ser definida así:</text:p>
      <text:p text:style-name="P3">function errorHandler(err, req, res, next) {</text:p>
      <text:p text:style-name="P3"><text:s text:c="2"/>res.status(500);</text:p>
      <text:p text:style-name="P3"><text:s text:c="2"/>res.render('error', { error: err });</text:p>
      <text:p text:style-name="P3">}</text:p>
      <text:h text:style-name="Heading_20_2" text:outline-level="2">Template engines</text:h>
      <text:p text:style-name="Text_20_body">Antes de que Express pueda renderizar archivos de plantillas, la siguientes configuraciones de la aplicación tienen que estar establecidas.</text:p>
      <text:list xml:id="list7356500609414056867" text:style-name="L3">
        <text:list-item>
          <text:p text:style-name="P14">views, el directorio donde los archivos de plantilla están localizados. Ej:</text:p>
          <text:list>
            <text:list-header>
              <text:p text:style-name="P11"><text:soft-page-break/>app.set('views', './views')</text:p>
            </text:list-header>
          </text:list>
        </text:list-item>
        <text:list-item>
          <text:p text:style-name="P14">view engine, el motor de planitllas a utilizar. Ej:</text:p>
          <text:list>
            <text:list-header>
              <text:p text:style-name="P11">app.set('view engine','jade')</text:p>
            </text:list-header>
          </text:list>
        </text:list-item>
      </text:list>
      <text:p text:style-name="Text_20_body">Es necesario instalar el paquete correspondiente al motor de plantillas. Ej:</text:p>
      <text:p text:style-name="P3">$ npm install jade --save</text:p>
      <text:p text:style-name="Text_20_body">No es necesario especificar explícitamente el motor o cargar el motor de plantillas en la aplicación, Express lo carga internamente.</text:p>
      <text:h text:style-name="Heading_20_1" text:outline-level="1">HTTP Headers</text:h>
      <text:p text:style-name="Text_20_body">Content-Type: Indica cómo se debe presentar la información del servidor en el navegador, ver Internet media type.</text:p>
      <text:p text:style-name="P1"><text:a xlink:type="simple" xlink:href="http://en.wikipedia.org/wiki/Internet_media_type" text:style-name="Internet_20_link" text:visited-style-name="Visited_20_Internet_20_Link">http://en.wikipedia.org/wiki/Internet_media_type</text:a></text:p>
      <text:p text:style-name="P1"><text:a xlink:type="simple" xlink:href="http://www.iana.org/assignments/media-types/media-types.xhtml" text:style-name="Internet_20_link" text:visited-style-name="Visited_20_Internet_20_Link">http://www.iana.org/assignments/media-types/media-types.xhtml</text:a></text:p>
      <text:p text:style-name="P4"/>
      <text:p text:style-name="P4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style:page-number="auto"/>
      <style:text-properties style:font-name="Verdana" fo:font-size="10pt" fo:language="es" fo:country="CO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size="115%" fo:language="es" fo:country="CO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dana2" fo:font-size="14pt" fo:language="es" fo:country="CO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uerpo_20_de_20_texto_20__28_código_29_" style:display-name="Cuerpo de texto (código)" style:family="paragraph" style:parent-style-name="Text_20_body" style:class="text" style:master-page-name="">
      <style:paragraph-properties fo:margin-top="0cm" fo:margin-bottom="0cm" fo:text-align="start" style:justify-single-word="false" style:page-number="auto" fo:background-color="#eeeeee" style:shadow="none">
        <style:tab-stops/>
        <style:background-image/>
      </style:paragraph-properties>
      <style:text-properties style:font-name="Courier New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Verdana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Verdana1" fo:font-size="10.5pt" fo:language="es" fo:country="CO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ego Robayo Rodríguez</meta:initial-creator>
    <meta:creation-date>2015-01-28T19:01:51.88</meta:creation-date>
    <dc:date>2015-03-05T23:13:00.91</dc:date>
    <dc:creator>Diego Robayo Rodríguez</dc:creator>
    <meta:editing-duration>PT17H21M4S</meta:editing-duration>
    <meta:editing-cycles>21</meta:editing-cycles>
    <meta:generator>OpenOffice/4.1.1$Win32 OpenOffice.org_project/411m6$Build-9775</meta:generator>
    <meta:document-statistic meta:table-count="2" meta:image-count="0" meta:object-count="0" meta:page-count="9" meta:paragraph-count="402" meta:word-count="2552" meta:character-count="17548"/>
  </office:meta>
</office:document-meta>
</file>